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33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29-10-2017</text:p>
            <text:p>This leaderboard will later contain more detailed information</text:p>
          </table:table-cell>
          <table:covered-table-cell table:style-name="ce3"/>
          <table:covered-table-cell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Robert Tamang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o Woelfer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Andreas B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nder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Harald Lønsethag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Hen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Magnus R.B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Siss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ndreas H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agnus G.L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ristoffer H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Thomas 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Yohan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Did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Sondre N.A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omas H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7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8:42:41.83250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09-29T18:50:57.959247224</dc:date>
    <meta:editing-duration>PT1H6M55S</meta:editing-duration>
    <meta:editing-cycles>5</meta:editing-cycles>
    <meta:generator>LibreOffice/5.1.6.2$Linux_X86_64 LibreOffice_project/10m0$Build-2</meta:generator>
    <meta:print-date>2017-09-23T21:46:29.574345911</meta:print-date>
    <meta:document-statistic meta:table-count="1" meta:cell-count="92" meta:object-count="0"/>
  </office:meta>
</office:document-meta>
</file>